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8436C227E5C875387.png" manifest:media-type="image/png"/>
  <manifest:file-entry manifest:full-path="Pictures/1000020100000288000001203E4D90F4C3FA799A.png" manifest:media-type="image/png"/>
  <manifest:file-entry manifest:full-path="Pictures/100000000000064C00000439A5EBD455F6C9FD7E.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6800000168EFCEECF59040D567.png" manifest:media-type="image/png"/>
  <manifest:file-entry manifest:full-path="Pictures/10000201000001B000000168B631C50068D0F534.png" manifest:media-type="image/png"/>
  <manifest:file-entry manifest:full-path="Pictures/1000020100000240000000481F2E9A48199DC1B1.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2" style:family="paragraph" style:parent-style-name="Text_20_body">
      <style:text-properties style:font-name="Liberation Sans"/>
    </style:style>
    <style:style style:name="P33"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4"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5"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6"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7"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8"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0" style:family="paragraph" style:parent-style-name="Text_20_body">
      <style:text-properties style:font-name="Liberation Sans" officeooo:paragraph-rsid="00af3960"/>
    </style:style>
    <style:style style:name="P41" style:family="paragraph" style:parent-style-name="Text_20_body">
      <style:text-properties style:font-name="Liberation Sans" officeooo:paragraph-rsid="00af1f55"/>
    </style:style>
    <style:style style:name="P42" style:family="paragraph" style:parent-style-name="Text_20_body">
      <style:text-properties style:font-name="Liberation Sans" officeooo:rsid="00333234" officeooo:paragraph-rsid="00333234"/>
    </style:style>
    <style:style style:name="P43" style:family="paragraph" style:parent-style-name="Text_20_body">
      <style:text-properties style:font-name="Liberation Sans" officeooo:rsid="0035dbe3" officeooo:paragraph-rsid="0035dbe3"/>
    </style:style>
    <style:style style:name="P44" style:family="paragraph" style:parent-style-name="Text_20_body">
      <style:text-properties style:font-name="Liberation Sans" officeooo:rsid="0043f668" officeooo:paragraph-rsid="00374397"/>
    </style:style>
    <style:style style:name="P45"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6" style:family="paragraph" style:parent-style-name="Text_20_body">
      <style:text-properties style:font-name="Liberation Sans" officeooo:rsid="00c87782" officeooo:paragraph-rsid="00c822cb"/>
    </style:style>
    <style:style style:name="P47" style:family="paragraph" style:parent-style-name="Text_20_body">
      <style:text-properties style:font-name="Liberation Sans" fo:font-weight="bold" officeooo:rsid="00c5b678" officeooo:paragraph-rsid="00d4bad2" style:font-weight-asian="bold" style:font-weight-complex="bold"/>
    </style:style>
    <style:style style:name="P48" style:family="paragraph" style:parent-style-name="Text_20_body">
      <style:text-properties style:font-name="Liberation Sans" fo:font-weight="bold" officeooo:rsid="00e9af31" officeooo:paragraph-rsid="00e3e559" style:font-weight-asian="bold" style:font-weight-complex="bold"/>
    </style:style>
    <style:style style:name="P49" style:family="paragraph" style:parent-style-name="Text_20_body">
      <style:text-properties style:font-name="Liberation Sans" officeooo:paragraph-rsid="00e225bb"/>
    </style:style>
    <style:style style:name="P50" style:family="paragraph" style:parent-style-name="Text_20_body">
      <style:text-properties style:font-name="Liberation Sans" officeooo:rsid="00ee7513" officeooo:paragraph-rsid="00ee7513"/>
    </style:style>
    <style:style style:name="P51" style:family="paragraph" style:parent-style-name="Text_20_body">
      <style:text-properties style:font-name="Liberation Sans" officeooo:rsid="00f01d66" officeooo:paragraph-rsid="00f01d66"/>
    </style:style>
    <style:style style:name="P52" style:family="paragraph" style:parent-style-name="Text_20_body">
      <style:text-properties style:font-name="Liberation Sans" officeooo:paragraph-rsid="00d84455"/>
    </style:style>
    <style:style style:name="P53" style:family="paragraph" style:parent-style-name="Text_20_body">
      <style:paragraph-properties fo:text-align="justify" style:justify-single-word="false"/>
      <style:text-properties style:font-name="Liberation Sans" officeooo:rsid="005a9fc1" officeooo:paragraph-rsid="0169abd8"/>
    </style:style>
    <style:style style:name="P5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5" style:family="paragraph" style:parent-style-name="Text_20_body">
      <style:paragraph-properties fo:text-align="justify" style:justify-single-word="false"/>
      <style:text-properties officeooo:paragraph-rsid="018ec234"/>
    </style:style>
    <style:style style:name="P5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Standard" style:master-page-name="Standard">
      <style:paragraph-properties style:page-number="auto"/>
    </style:style>
    <style:style style:name="P62"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63" style:family="paragraph" style:parent-style-name="Text_20_body" style:list-style-name="L1">
      <style:paragraph-properties fo:text-align="justify" style:justify-single-word="false"/>
      <style:text-properties officeooo:paragraph-rsid="0142d66c"/>
    </style:style>
    <style:style style:name="P64" style:family="paragraph" style:parent-style-name="Text_20_body" style:list-style-name="L1">
      <style:paragraph-properties fo:text-align="justify" style:justify-single-word="false"/>
      <style:text-properties officeooo:paragraph-rsid="01417866"/>
    </style:style>
    <style:style style:name="P65" style:family="paragraph" style:parent-style-name="Text_20_body" style:list-style-name="L1">
      <style:paragraph-properties fo:text-align="justify" style:justify-single-word="false"/>
      <style:text-properties officeooo:paragraph-rsid="019b94c6"/>
    </style:style>
    <style:style style:name="P66" style:family="paragraph" style:parent-style-name="Text_20_body" style:list-style-name="L1">
      <style:paragraph-properties fo:text-align="justify" style:justify-single-word="false"/>
      <style:text-properties officeooo:paragraph-rsid="01a512e9"/>
    </style:style>
    <style:style style:name="P67" style:family="paragraph" style:parent-style-name="Text_20_body" style:list-style-name="L1">
      <style:paragraph-properties fo:text-align="justify" style:justify-single-word="false"/>
      <style:text-properties officeooo:rsid="0144095d" officeooo:paragraph-rsid="0144095d"/>
    </style:style>
    <style:style style:name="P68" style:family="paragraph" style:parent-style-name="Text_20_body" style:list-style-name="L1">
      <style:paragraph-properties fo:text-align="justify" style:justify-single-word="false"/>
      <style:text-properties officeooo:rsid="0144095d" officeooo:paragraph-rsid="01a7a492"/>
    </style:style>
    <style:style style:name="P6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71"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72"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73"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74" style:family="paragraph" style:parent-style-name="Text_20_body" style:master-page-name="Landscape">
      <style:paragraph-properties style:page-number="auto"/>
      <style:text-properties style:font-name="Liberation Sans"/>
    </style:style>
    <style:style style:name="P75" style:family="paragraph" style:parent-style-name="Text_20_body" style:master-page-name="Landscape">
      <style:paragraph-properties style:page-number="auto"/>
      <style:text-properties style:font-name="Liberation Sans" officeooo:paragraph-rsid="00d84455"/>
    </style:style>
    <style:style style:name="P76"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7" style:family="paragraph" style:parent-style-name="Heading_20_1">
      <style:paragraph-properties fo:break-before="page"/>
      <style:text-properties style:font-name="Liberation Sans" officeooo:rsid="00649f48" officeooo:paragraph-rsid="00649f48"/>
    </style:style>
    <style:style style:name="P78" style:family="paragraph" style:parent-style-name="Heading_20_1">
      <style:paragraph-properties fo:break-before="page"/>
      <style:text-properties style:font-name="Liberation Sans" officeooo:rsid="001c54ea" officeooo:paragraph-rsid="001c54ea"/>
    </style:style>
    <style:style style:name="P79" style:family="paragraph" style:parent-style-name="Heading_20_1" style:master-page-name="Standard">
      <style:paragraph-properties style:page-number="auto"/>
      <style:text-properties style:font-name="Liberation Sans"/>
    </style:style>
    <style:style style:name="P80" style:family="paragraph" style:parent-style-name="Heading_20_1" style:master-page-name="Standard">
      <style:paragraph-properties style:page-number="auto"/>
      <style:text-properties style:font-name="Liberation Sans" officeooo:rsid="0025ea43" officeooo:paragraph-rsid="0025ea43"/>
    </style:style>
    <style:style style:name="P81"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82" style:family="paragraph" style:parent-style-name="Heading_20_2">
      <style:text-properties style:font-name="Liberation Sans"/>
    </style:style>
    <style:style style:name="P83" style:family="paragraph" style:parent-style-name="Heading_20_2">
      <style:text-properties style:font-name="Liberation Sans" officeooo:rsid="0014bcc9" officeooo:paragraph-rsid="0014bcc9"/>
    </style:style>
    <style:style style:name="P84" style:family="paragraph" style:parent-style-name="Heading_20_2">
      <style:text-properties style:font-name="Liberation Sans" officeooo:rsid="012861c0" officeooo:paragraph-rsid="012861c0"/>
    </style:style>
    <style:style style:name="P85" style:family="paragraph" style:parent-style-name="Heading_20_2">
      <style:text-properties style:font-name="Liberation Sans" officeooo:paragraph-rsid="01392ceb"/>
    </style:style>
    <style:style style:name="P86" style:family="paragraph" style:parent-style-name="Heading_20_2">
      <style:text-properties style:font-name="Liberation Sans" officeooo:paragraph-rsid="01af30fe"/>
    </style:style>
    <style:style style:name="P87" style:family="paragraph" style:parent-style-name="Heading_20_2">
      <style:text-properties style:font-name="Liberation Sans" officeooo:paragraph-rsid="00a4d4f7"/>
    </style:style>
    <style:style style:name="P88" style:family="paragraph" style:parent-style-name="Heading_20_2">
      <style:text-properties style:font-name="Liberation Sans" officeooo:paragraph-rsid="010b9ac8"/>
    </style:style>
    <style:style style:name="P89" style:family="paragraph" style:parent-style-name="Heading_20_2">
      <style:text-properties style:font-name="Liberation Sans" officeooo:paragraph-rsid="00af3960"/>
    </style:style>
    <style:style style:name="P90" style:family="paragraph" style:parent-style-name="Heading_20_2">
      <style:text-properties style:font-name="Liberation Sans" officeooo:paragraph-rsid="00a1c599"/>
    </style:style>
    <style:style style:name="P91" style:family="paragraph" style:parent-style-name="Heading_20_2">
      <style:text-properties style:font-name="Liberation Sans" officeooo:rsid="0035dbe3" officeooo:paragraph-rsid="0035dbe3"/>
    </style:style>
    <style:style style:name="P92" style:family="paragraph" style:parent-style-name="Heading_20_2">
      <style:text-properties style:font-name="Liberation Sans" officeooo:rsid="00be8645" officeooo:paragraph-rsid="00be8645"/>
    </style:style>
    <style:style style:name="P93" style:family="paragraph" style:parent-style-name="Heading_20_2">
      <style:text-properties style:font-name="Liberation Sans" officeooo:rsid="00c3534f" officeooo:paragraph-rsid="00c3534f"/>
    </style:style>
    <style:style style:name="P94" style:family="paragraph" style:parent-style-name="Heading_20_2">
      <style:text-properties style:font-name="Liberation Sans" officeooo:rsid="00c367ad" officeooo:paragraph-rsid="00c367ad"/>
    </style:style>
    <style:style style:name="P95" style:family="paragraph" style:parent-style-name="Heading_20_2">
      <style:text-properties style:font-name="Liberation Sans" officeooo:rsid="00e08965" officeooo:paragraph-rsid="00e08965"/>
    </style:style>
    <style:style style:name="P96" style:family="paragraph" style:parent-style-name="Heading_20_2">
      <style:text-properties style:font-name="Liberation Sans" officeooo:rsid="00f01d66" officeooo:paragraph-rsid="00f01d66"/>
    </style:style>
    <style:style style:name="P97"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98"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99"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00" style:family="paragraph" style:parent-style-name="Heading_20_3">
      <style:text-properties style:font-name="Liberation Sans"/>
    </style:style>
    <style:style style:name="P101" style:family="paragraph" style:parent-style-name="Heading_20_3">
      <style:text-properties style:font-name="Liberation Sans" officeooo:rsid="00be8645" officeooo:paragraph-rsid="00be8645"/>
    </style:style>
    <style:style style:name="P102" style:family="paragraph" style:parent-style-name="Heading_20_3">
      <style:text-properties style:font-name="Liberation Sans" officeooo:rsid="00c822cb" officeooo:paragraph-rsid="00c822cb"/>
    </style:style>
    <style:style style:name="P103"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officeooo:rsid="01b69bae"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style:font-name-asian="Droid Sans Fallback" style:font-name-complex="FreeSans"/>
    </style:style>
    <style:style style:name="T84" style:family="text">
      <style:text-properties fo:color="#000000" style:font-name="Liberation Sans" officeooo:rsid="014afbfd" style:font-name-asian="Droid Sans Fallback" style:font-name-complex="FreeSans"/>
    </style:style>
    <style:style style:name="T85" style:family="text">
      <style:text-properties fo:color="#000000" style:font-name="Liberation Sans" officeooo:rsid="014f7b91" style:font-name-asian="Droid Sans Fallback" style:font-name-complex="FreeSans"/>
    </style:style>
    <style:style style:name="T86" style:family="text">
      <style:text-properties fo:color="#000000" style:font-name="Liberation Sans" officeooo:rsid="01513083" style:font-name-asian="Droid Sans Fallback" style:font-name-complex="FreeSans"/>
    </style:style>
    <style:style style:name="T87" style:family="text">
      <style:text-properties fo:color="#000000" style:font-name="Liberation Sans" officeooo:rsid="0151fce9" style:font-name-asian="Droid Sans Fallback" style:font-name-complex="FreeSans"/>
    </style:style>
    <style:style style:name="T88" style:family="text">
      <style:text-properties fo:color="#000000" style:font-name="Liberation Sans" officeooo:rsid="015239a3" style:font-name-asian="Droid Sans Fallback" style:font-name-complex="FreeSans"/>
    </style:style>
    <style:style style:name="T89" style:family="text">
      <style:text-properties fo:color="#000000" style:font-name="Liberation Sans" officeooo:rsid="019193f4" style:font-name-asian="Droid Sans Fallback" style:font-name-complex="FreeSans"/>
    </style:style>
    <style:style style:name="T90" style:family="text">
      <style:text-properties fo:color="#000000" style:font-name="Liberation Sans" officeooo:rsid="0192ebce" style:font-name-asian="Droid Sans Fallback" style:font-name-complex="FreeSans"/>
    </style:style>
    <style:style style:name="T91" style:family="text">
      <style:text-properties fo:color="#000000" style:font-name="Liberation Sans" officeooo:rsid="01b80aca" style:font-name-asian="Droid Sans Fallback" style:font-name-complex="FreeSans"/>
    </style:style>
    <style:style style:name="T92"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3"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4"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5"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1" style:family="text">
      <style:text-properties fo:color="#000000" fo:font-size="11pt" style:font-name-asian="Droid Sans Fallback" style:font-size-asian="11pt" style:font-name-complex="FreeSans" style:font-size-complex="11pt"/>
    </style:style>
    <style:style style:name="T112" style:family="text">
      <style:text-properties fo:color="#000000" fo:font-size="11pt" officeooo:rsid="013fce5c" style:font-name-asian="Droid Sans Fallback" style:font-size-asian="11pt" style:font-name-complex="FreeSans" style:font-size-complex="11pt"/>
    </style:style>
    <style:style style:name="T113" style:family="text">
      <style:text-properties fo:color="#000000" fo:font-size="11pt" officeooo:rsid="016d59db" style:font-name-asian="Droid Sans Fallback" style:font-size-asian="11pt" style:font-name-complex="FreeSans" style:font-size-complex="11pt"/>
    </style:style>
    <style:style style:name="T114" style:family="text">
      <style:text-properties fo:color="#000000" fo:font-size="11pt" officeooo:rsid="017723fa" style:font-name-asian="Droid Sans Fallback" style:font-size-asian="11pt" style:font-name-complex="FreeSans" style:font-size-complex="11pt"/>
    </style:style>
    <style:style style:name="T115" style:family="text">
      <style:text-properties fo:color="#000000" fo:font-size="11pt" officeooo:rsid="0170562a" style:font-name-asian="Droid Sans Fallback" style:font-size-asian="11pt" style:font-name-complex="FreeSans" style:font-size-complex="11pt"/>
    </style:style>
    <style:style style:name="T116" style:family="text">
      <style:text-properties fo:color="#000000" fo:font-size="11pt" officeooo:rsid="017735fc" style:font-name-asian="Droid Sans Fallback" style:font-size-asian="11pt" style:font-name-complex="FreeSans" style:font-size-complex="11pt"/>
    </style:style>
    <style:style style:name="T117" style:family="text">
      <style:text-properties fo:color="#000000" fo:font-size="11pt" officeooo:rsid="017798ad" style:font-name-asian="Droid Sans Fallback" style:font-size-asian="11pt" style:font-name-complex="FreeSans" style:font-size-complex="11pt"/>
    </style:style>
    <style:style style:name="T118" style:family="text">
      <style:text-properties fo:color="#000000" fo:font-size="11pt" officeooo:rsid="017e2e7a" style:font-name-asian="Droid Sans Fallback" style:font-size-asian="11pt" style:font-name-complex="FreeSans" style:font-size-complex="11pt"/>
    </style:style>
    <style:style style:name="T119" style:family="text">
      <style:text-properties fo:color="#000000" fo:font-size="11pt" officeooo:rsid="018aacc1" style:font-name-asian="Droid Sans Fallback" style:font-size-asian="11pt" style:font-name-complex="FreeSans" style:font-size-complex="11pt"/>
    </style:style>
    <style:style style:name="T120" style:family="text">
      <style:text-properties officeooo:rsid="0145cfb2"/>
    </style:style>
    <style:style style:name="T121" style:family="text">
      <style:text-properties style:font-name="Liberation Sans"/>
    </style:style>
    <style:style style:name="T122" style:family="text">
      <style:text-properties style:font-name="Liberation Sans" officeooo:rsid="00af3960"/>
    </style:style>
    <style:style style:name="T123" style:family="text">
      <style:text-properties officeooo:rsid="01b4cdab"/>
    </style:style>
    <style:style style:name="T124" style:family="text">
      <style:text-properties officeooo:rsid="01b80ac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5"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8"><text:a xlink:type="simple" xlink:href="#__RefHeading__1316_824097905" text:style-name="Index_20_Link" text:visited-style-name="Index_20_Link">1 Objectif<text:tab/>3</text:a></text:p>
          <text:p text:style-name="P59"><text:a xlink:type="simple" xlink:href="#__RefHeading__1318_824097905" text:style-name="Index_20_Link" text:visited-style-name="Index_20_Link">1.1 Présentation générale<text:tab/>3</text:a></text:p>
          <text:p text:style-name="P59"><text:a xlink:type="simple" xlink:href="#__RefHeading__1320_824097905" text:style-name="Index_20_Link" text:visited-style-name="Index_20_Link">1.2 Règles du jeu<text:tab/>3</text:a></text:p>
          <text:p text:style-name="P59"><text:a xlink:type="simple" xlink:href="#__RefHeading__3406_1053578290" text:style-name="Index_20_Link" text:visited-style-name="Index_20_Link">1.3 Ressources<text:tab/>3</text:a></text:p>
          <text:p text:style-name="P58"><text:a xlink:type="simple" xlink:href="#__RefHeading__1322_824097905" text:style-name="Index_20_Link" text:visited-style-name="Index_20_Link">2 Description et conception des états<text:tab/>8</text:a></text:p>
          <text:p text:style-name="P59"><text:a xlink:type="simple" xlink:href="#__RefHeading__1480_1060408740" text:style-name="Index_20_Link" text:visited-style-name="Index_20_Link">2.1 Description des états<text:tab/>8</text:a></text:p>
          <text:p text:style-name="P60"><text:a xlink:type="simple" xlink:href="#__RefHeading___Toc1646_1174533926" text:style-name="Index_20_Link" text:visited-style-name="Index_20_Link">2.1.1 <text:s/>Éléments statiques : Terrain<text:tab/>9</text:a></text:p>
          <text:p text:style-name="P60"><text:a xlink:type="simple" xlink:href="#__RefHeading___Toc1648_1174533926" text:style-name="Index_20_Link" text:visited-style-name="Index_20_Link">2.1.2 <text:s/>Éléments mobiles : Unit<text:tab/>9</text:a></text:p>
          <text:p text:style-name="P60"><text:a xlink:type="simple" xlink:href="#__RefHeading___Toc2077_7376756" text:style-name="Index_20_Link" text:visited-style-name="Index_20_Link">2.1.3 <text:s/>Éléments complémentaires : Weapon et Team<text:tab/>10</text:a></text:p>
          <text:p text:style-name="P59"><text:a xlink:type="simple" xlink:href="#__RefHeading__1484_1060408740" text:style-name="Index_20_Link" text:visited-style-name="Index_20_Link">2.2 Conception logiciel<text:tab/>10</text:a></text:p>
          <text:p text:style-name="P59"><text:a xlink:type="simple" xlink:href="#__RefHeading__1027_1053578290" text:style-name="Index_20_Link" text:visited-style-name="Index_20_Link">2.3 Conception logiciel : extension pour le rendu<text:tab/>11</text:a></text:p>
          <text:p text:style-name="P59"><text:a xlink:type="simple" xlink:href="#__RefHeading__3408_1053578290" text:style-name="Index_20_Link" text:visited-style-name="Index_20_Link">2.4 Conception logiciel : extension pour le moteur de jeu<text:tab/>11</text:a></text:p>
          <text:p text:style-name="P59"><text:a xlink:type="simple" xlink:href="#__RefHeading__2098_1060408740" text:style-name="Index_20_Link" text:visited-style-name="Index_20_Link">2.5 Ressources<text:tab/>11</text:a></text:p>
          <text:p text:style-name="P58"><text:a xlink:type="simple" xlink:href="#__RefHeading__2100_1060408740" text:style-name="Index_20_Link" text:visited-style-name="Index_20_Link">3 Rendu : Stratégie et Conception<text:tab/>13</text:a></text:p>
          <text:p text:style-name="P59"><text:a xlink:type="simple" xlink:href="#__RefHeading__2104_1060408740" text:style-name="Index_20_Link" text:visited-style-name="Index_20_Link">3.1 Stratégie de rendu d'un état<text:tab/>13</text:a></text:p>
          <text:p text:style-name="P59"><text:a xlink:type="simple" xlink:href="#__RefHeading__2118_1060408740" text:style-name="Index_20_Link" text:visited-style-name="Index_20_Link">3.2 Conception logiciel<text:tab/>13</text:a></text:p>
          <text:p text:style-name="P59"><text:a xlink:type="simple" xlink:href="#__RefHeading__3410_1053578290" text:style-name="Index_20_Link" text:visited-style-name="Index_20_Link">3.3 Conception logiciel : extension pour les animations<text:tab/>13</text:a></text:p>
          <text:p text:style-name="P59"><text:a xlink:type="simple" xlink:href="#__RefHeading__2132_1060408740" text:style-name="Index_20_Link" text:visited-style-name="Index_20_Link">3.4 Ressources<text:tab/>13</text:a></text:p>
          <text:p text:style-name="P59"><text:a xlink:type="simple" xlink:href="#__RefHeading__2136_1060408740" text:style-name="Index_20_Link" text:visited-style-name="Index_20_Link">3.5 Exemple de rendu<text:tab/>13</text:a></text:p>
          <text:p text:style-name="P58"><text:a xlink:type="simple" xlink:href="#__RefHeading__1336_824097905" text:style-name="Index_20_Link" text:visited-style-name="Index_20_Link">4 Règles de changement d'états et moteur de jeu<text:tab/>15</text:a></text:p>
          <text:p text:style-name="P59"><text:a xlink:type="simple" xlink:href="#__RefHeading__2079_824097905" text:style-name="Index_20_Link" text:visited-style-name="Index_20_Link">4.1 Horloge globale<text:tab/>15</text:a></text:p>
          <text:p text:style-name="P59"><text:a xlink:type="simple" xlink:href="#__RefHeading__2081_824097905" text:style-name="Index_20_Link" text:visited-style-name="Index_20_Link">4.2 Changements extérieurs<text:tab/>15</text:a></text:p>
          <text:p text:style-name="P59"><text:a xlink:type="simple" xlink:href="#__RefHeading__2083_824097905" text:style-name="Index_20_Link" text:visited-style-name="Index_20_Link">4.3 Changements autonomes<text:tab/>15</text:a></text:p>
          <text:p text:style-name="P59"><text:a xlink:type="simple" xlink:href="#__RefHeading__1029_1053578290" text:style-name="Index_20_Link" text:visited-style-name="Index_20_Link">4.4 Conception logiciel<text:tab/>15</text:a></text:p>
          <text:p text:style-name="P59"><text:a xlink:type="simple" xlink:href="#__RefHeading__3412_1053578290" text:style-name="Index_20_Link" text:visited-style-name="Index_20_Link">4.5 Conception logiciel : extension pour l'IA<text:tab/>15</text:a></text:p>
          <text:p text:style-name="P59"><text:a xlink:type="simple" xlink:href="#__RefHeading__1829_2123130103" text:style-name="Index_20_Link" text:visited-style-name="Index_20_Link">4.6 Conception logiciel : extension pour la parallélisation<text:tab/>15</text:a></text:p>
          <text:p text:style-name="P58"><text:a xlink:type="simple" xlink:href="#__RefHeading__1031_1053578290" text:style-name="Index_20_Link" text:visited-style-name="Index_20_Link">5 Intelligence Artificielle<text:tab/>17</text:a></text:p>
          <text:p text:style-name="P59"><text:a xlink:type="simple" xlink:href="#__RefHeading__2973_1544052078" text:style-name="Index_20_Link" text:visited-style-name="Index_20_Link">5.1 Stratégies<text:tab/>17</text:a></text:p>
          <text:p text:style-name="P60"><text:a xlink:type="simple" xlink:href="#__RefHeading__2975_1544052078" text:style-name="Index_20_Link" text:visited-style-name="Index_20_Link">5.1.1 Intelligence minimale<text:tab/>17</text:a></text:p>
          <text:p text:style-name="P60"><text:a xlink:type="simple" xlink:href="#__RefHeading__2977_1544052078" text:style-name="Index_20_Link" text:visited-style-name="Index_20_Link">5.1.2 Intelligence basée sur des heuristiques<text:tab/>17</text:a></text:p>
          <text:p text:style-name="P60"><text:a xlink:type="simple" xlink:href="#__RefHeading__2480_1544052078" text:style-name="Index_20_Link" text:visited-style-name="Index_20_Link">5.1.3 Intelligence basée sur les arbres de recherche<text:tab/>17</text:a></text:p>
          <text:p text:style-name="P59"><text:a xlink:type="simple" xlink:href="#__RefHeading__2979_1544052078" text:style-name="Index_20_Link" text:visited-style-name="Index_20_Link">5.2 Conception logiciel<text:tab/>17</text:a></text:p>
          <text:p text:style-name="P59"><text:a xlink:type="simple" xlink:href="#__RefHeading__2981_1544052078" text:style-name="Index_20_Link" text:visited-style-name="Index_20_Link">5.3 Conception logiciel : extension pour l'IA composée<text:tab/>17</text:a></text:p>
          <text:p text:style-name="P59"><text:a xlink:type="simple" xlink:href="#__RefHeading__2983_1544052078" text:style-name="Index_20_Link" text:visited-style-name="Index_20_Link">5.4 Conception logiciel : extension pour IA avancée<text:tab/>17</text:a></text:p>
          <text:p text:style-name="P59"><text:a xlink:type="simple" xlink:href="#__RefHeading__2985_1544052078" text:style-name="Index_20_Link" text:visited-style-name="Index_20_Link">5.5 Conception logiciel : extension pour la parallélisation<text:tab/>17</text:a></text:p>
          <text:p text:style-name="P58"><text:a xlink:type="simple" xlink:href="#__RefHeading__2987_1544052078" text:style-name="Index_20_Link" text:visited-style-name="Index_20_Link">6 Modularisation<text:tab/>18</text:a></text:p>
          <text:p text:style-name="P59"><text:a xlink:type="simple" xlink:href="#__RefHeading__1831_2123130103" text:style-name="Index_20_Link" text:visited-style-name="Index_20_Link">6.1 Organisation des modules<text:tab/>18</text:a></text:p>
          <text:p text:style-name="P60"><text:a xlink:type="simple" xlink:href="#__RefHeading__1833_2123130103" text:style-name="Index_20_Link" text:visited-style-name="Index_20_Link">6.1.1 Répartition sur différents threads<text:tab/>18</text:a></text:p>
          <text:p text:style-name="P60"><text:a xlink:type="simple" xlink:href="#__RefHeading__1835_2123130103" text:style-name="Index_20_Link" text:visited-style-name="Index_20_Link">6.1.2 Répartition sur différentes machines<text:tab/>18</text:a></text:p>
          <text:p text:style-name="P59"><text:a xlink:type="simple" xlink:href="#__RefHeading__1837_2123130103" text:style-name="Index_20_Link" text:visited-style-name="Index_20_Link">6.2 Conception logiciel<text:tab/>18</text:a></text:p>
          <text:p text:style-name="P59"><text:a xlink:type="simple" xlink:href="#__RefHeading__1966_2123130103" text:style-name="Index_20_Link" text:visited-style-name="Index_20_Link">6.3 Conception logiciel : extension réseau<text:tab/>18</text:a></text:p>
          <text:p text:style-name="P59"><text:a xlink:type="simple" xlink:href="#__RefHeading__1968_2123130103" text:style-name="Index_20_Link" text:visited-style-name="Index_20_Link">6.4 Conception logiciel : client Android<text:tab/>18</text:a></text:p>
        </text:index-body>
      </text:table-of-content>
      <text:p text:style-name="P2"/>
      <text:h text:style-name="P77" text:outline-level="1"><text:bookmark-start text:name="__RefHeading__1316_824097905"/>Objectif<text:bookmark-end text:name="__RefHeading__1316_824097905"/></text:h>
      <text:h text:style-name="P83"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82"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20">Chaque équipe dispose d’une unité principale, le général, qui est l’unité <text:span text:style-name="T26">principale</text:span> de l’équipe. <text:s/>Si le général meurt, l’équipe perd la partie. </text:p>
      <text:p text:style-name="P20"><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1">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2"/>
      <text:h text:style-name="P84" text:outline-level="2"><text:bookmark-start text:name="__RefHeading__3406_1053578290"/>Ressources<text:bookmark-end text:name="__RefHeading__3406_1053578290"/></text:h>
      <text:p text:style-name="P23">Le projet utilise plusieurs ressources pour l’affichage. <text:span text:style-name="T32">Chaque texture est découpée en image de 72x72pixels.</text:span></text:p>
      <text:p text:style-name="P23"/>
      <text:p text:style-name="P23">Il y a <text:span text:style-name="T123">huit</text:span> textures pour les différents types de <text:span text:style-name="T31">cases :</text:span></text:p>
      <text:p text:style-name="P16"><draw:frame draw:style-name="fr1" draw:name="Cadre7" text:anchor-type="paragraph" svg:y="-0.071cm" svg:width="15.238cm" draw:z-index="12"><draw:text-box fo:min-height="2.538cm"><text:p text:style-name="P26"><draw:frame draw:style-name="fr6" draw:name="Image5" text:anchor-type="paragraph" svg:width="15.238cm" svg:height="1.903cm" draw:z-index="20"><draw:image xlink:href="Pictures/1000020100000240000000481F2E9A48199DC1B1.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3">six</text:span> types d’unités, avec plusieurs animation pour les différentes actions :</text:p>
      <text:p text:style-name="P4"><draw:frame draw:style-name="fr2" draw:name="Cadre1" text:anchor-type="paragraph" svg:width="12.698cm" draw:z-index="4"><draw:text-box fo:min-height="12.698cm"><text:p text:style-name="P26"><draw:frame draw:style-name="fr7"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6"><draw:frame draw:style-name="fr7"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
      <text:p text:style-name="P4"><text:soft-page-break/></text:p>
      <text:p text:style-name="P4"><draw:frame draw:style-name="fr3" draw:name="Cadre8" text:anchor-type="paragraph" svg:width="10.158cm" draw:z-index="13"><draw:text-box fo:min-height="12.698cm"><text:p text:style-name="P26"><draw:frame draw:style-name="fr7" draw:name="Image6" text:anchor-type="as-char" svg:width="10.158cm" style:rel-width="100%" svg:height="12.698cm" style:rel-height="scale" draw:z-index="21"><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5" text:anchor-type="paragraph" svg:width="12.698cm" draw:z-index="8"><draw:text-box fo:min-height="12.698cm"><text:p text:style-name="P26"><draw:frame draw:style-name="fr7"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6"><draw:frame draw:style-name="fr7"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
      <text:p text:style-name="P4"><draw:frame draw:style-name="fr3" draw:name="Cadre9" text:anchor-type="paragraph" svg:width="15.238cm" draw:z-index="14"><draw:text-box fo:min-height="12.698cm"><text:p text:style-name="P26"><draw:frame draw:style-name="fr7"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soft-page-break/></text:p>
      <text:h text:style-name="P78" text:outline-level="1"><text:bookmark-start text:name="__RefHeading__1322_824097905"/>Description <text:span text:style-name="T5">et conception</text:span> des <text:span text:style-name="T4">é</text:span>tats<text:bookmark-end text:name="__RefHeading__1322_824097905"/></text:h>
      <text:h text:style-name="P85"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8" draw:name="Image8" text:anchor-type="paragraph" svg:width="12.698cm" svg:height="12.698cm" draw:z-index="15"><draw:image xlink:href="Pictures/100002010000016800000168436C227E5C875387.png" xlink:type="simple" xlink:show="embed" xlink:actuate="onLoad"/></draw:frame></text:p>
      <text:p text:style-name="P7"><text:span text:style-name="T34">Sur cette grille des personnages mobiles se déplacent </text:span><text:span text:style-name="T35">sur les cases</text:span><text:span text:style-name="T34"> à chaque tour. </text:span><text:span text:style-name="T35">Les coordonnées (x, y) de chaque personnage correspond</text:span><text:span text:style-name="T38">ent</text:span><text:span text:style-name="T35">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97" text:outline-level="3"><text:bookmark-start text:name="__RefHeading___Toc1646_1174533926"/><text:soft-page-break/><text:s/><text:span text:style-name="T120">Éléments statiques : Terrain</text:span><text:bookmark-end text:name="__RefHeading___Toc1646_1174533926"/></text:h>
      <text:p text:style-name="P55"><text:span text:style-name="T58">La grille est formée de cases hexagonales de taille fixe. La grille est construite à partir de différentes cases possédant chacune une texture. </text:span><text:span text:style-name="T59">La grille est généré</text:span><text:span text:style-name="T81">e</text:span><text:span text:style-name="T59"> au démarrage du niveau. </text:span><text:span text:style-name="T60">Chaque case possède </text:span><text:span text:style-name="T61">des</text:span><text:span text:style-name="T60"> coordonnées (x, y) </text:span><text:span text:style-name="T61">de sa position dans la grille </text:span><text:span text:style-name="T60">notée comme l’illustration ci-dessus. </text:span></text:p>
      <text:p text:style-name="P55"><text:span text:style-name="T61">Chaque case possède un coup de déplacement pour </text:span><text:span text:style-name="T62">les unités mobiles, </text:span><text:span text:style-name="T72">spécifique à chaque type de case</text:span><text:span text:style-name="T62">.</text:span></text:p>
      <text:p text:style-name="P27">Les différents types de cases sont :</text:p>
      <text:list xml:id="list261327141805286235" text:style-name="L1">
        <text:list-item>
          <text:p text:style-name="P63"><text:bookmark-start text:name="__DdeLink__1412_1049314378"/><text:span text:style-name="T44">Les c</text:span><text:span text:style-name="T40">ases « </text:span><text:span text:style-name="T41">D</text:span><text:span text:style-name="T40">efault » : </text:span><text:span text:style-name="T49">Les cases </text:span><text:span text:style-name="T50">« </text:span><text:span text:style-name="T49">D</text:span><text:span text:style-name="T50">efault » s</text:span><text:span text:style-name="T49">ont des éléments </text:span><text:span text:style-name="T51">franchissables </text:span><text:span text:style-name="T52">par les personnages </text:span><text:span text:style-name="T53">et qui n’ont pas de propriétés particulières</text:span><text:span text:style-name="T52">. Le choix </text:span><text:span text:style-name="T57">du type</text:span><text:span text:style-name="T53"> </text:span><text:span text:style-name="T52">change seulement le coût </text:span><text:span text:style-name="T57">de</text:span><text:span text:style-name="T52"> déplacement </text:span><text:span text:style-name="T57">du </text:span><text:span text:style-name="T53">personnage </text:span><text:span text:style-name="T57">ainsi que l’apparence de la case</text:span><text:span text:style-name="T53">.</text:span></text:p>
          <text:p text:style-name="P63"><text:span text:style-name="T56">Il existe plusieurs types de cases </text:span><text:span text:style-name="T50">« </text:span><text:span text:style-name="T49">D</text:span><text:span text:style-name="T50">efault » :</text:span><text:span text:style-name="T55"> </text:span><text:bookmark-start text:name="__DdeLink__2494_1049314378"/></text:p>
          <text:list>
            <text:list-item>
              <text:p text:style-name="P67"><text:bookmark-end text:name="__DdeLink__2494_1049314378"/><text:span text:style-name="T55">L</text:span><text:span text:style-name="T48">es cases « Grass » classiques.</text:span></text:p>
            </text:list-item>
            <text:list-item>
              <text:p text:style-name="P67"><text:span text:style-name="T48">Les cases « Forest » avec une apparence </text:span><text:span text:style-name="T57">de forêt</text:span><text:span text:style-name="T48">.</text:span></text:p>
            </text:list-item>
            <text:list-item>
              <text:p text:style-name="P69">Les cases « Water » qui représente<text:span text:style-name="T124">nt</text:span> l’eau.<text:bookmark-end text:name="__DdeLink__1412_1049314378"/></text:p>
            </text:list-item>
          </text:list>
        </text:list-item>
        <text:list-item>
          <text:p text:style-name="P64"><text:span text:style-name="T44">Les c</text:span><text:span text:style-name="T40">ases « </text:span><text:span text:style-name="T42">House </text:span><text:span text:style-name="T40">» :</text:span><text:span text:style-name="T50"> </text:span><text:span text:style-name="T53">Les cases « House » </text:span><text:span text:style-name="T54">sont des éléments </text:span><text:span text:style-name="T51">franchissables </text:span><text:span text:style-name="T52">par les personnages. </text:span><text:span text:style-name="T63">Lorsqu’un </text:span><text:span text:style-name="T65">personnage</text:span><text:span text:style-name="T63"> termine son tour sur une case « House », celle-ci est revendiquée par l’équipe de l’unité. Chaque case revendiquée rapporte de l’or à l’équipe qui la possède au début de son tour.</text:span></text:p>
        </text:list-item>
        <text:list-item>
          <text:p text:style-name="P64"><text:span text:style-name="T44">Les c</text:span><text:span text:style-name="T43">ases « Castle » :</text:span><text:span text:style-name="T52"> </text:span><text:span text:style-name="T53">Les cases « </text:span><text:span text:style-name="T55">Castle</text:span><text:span text:style-name="T53"> » </text:span><text:span text:style-name="T64">sont des éléments franchissables par les personnages. </text:span><text:span text:style-name="T66">Si un personnage « Leader » se situe sur une case « Castle », il peut alors <text:s/>recruter d’autres personnages pour son équipe. Soit des « Swor</text:span><text:span text:style-name="T81">d</text:span><text:span text:style-name="T66">man » soit des « Bowman », en contreparti</text:span><text:span text:style-name="T82">e</text:span><text:span text:style-name="T66"> d’un prix en or.</text:span></text:p>
        </text:list-item>
        <text:list-item>
          <text:p text:style-name="P64"><text:span text:style-name="T44">Les c</text:span><text:span text:style-name="T42">ases « Wall » :</text:span><text:span text:style-name="T53"> Les cases « </text:span><text:span text:style-name="T55">Wall</text:span><text:span text:style-name="T53"> » </text:span><text:span text:style-name="T67">sont des éléments franchissables par les personnages. Les cases « Wall » sont associées à une case « Castle ». Lorsqu’une case « Wall » est collée à un</text:span><text:span text:style-name="T82">e</text:span><text:span text:style-name="T67"> case « Castle », le personnage « Leader » </text:span><text:span text:style-name="T68">qui se troue sur la case « Castle », </text:span><text:span text:style-name="T67">peut recruter <text:s/>un personnage </text:span><text:span text:style-name="T69">pour son équipe </text:span><text:span text:style-name="T67">sur les case</text:span><text:span text:style-name="T82">s</text:span><text:span text:style-name="T67"> « Wall » </text:span><text:span text:style-name="T70">vides. </text:span><text:span text:style-name="T71">Le « Leader » ne peut recruter de personnage que sur les cases « Wall » ce qui permet de limiter le nombre de personnages recrut</text:span><text:span text:style-name="T81">és</text:span><text:span text:style-name="T71"> à chaque tour.</text:span></text:p>
        </text:list-item>
      </text:list>
      <text:p text:style-name="P54"/>
      <text:h text:style-name="P98" text:outline-level="3"><text:bookmark-start text:name="__RefHeading___Toc1648_1174533926"/><text:span text:style-name="T39"><text:s/></text:span><text:span text:style-name="T120">Éléments mobiles : Unit</text:span><text:bookmark-end text:name="__RefHeading___Toc1648_1174533926"/></text:h>
      <text:p text:style-name="P56"><text:span text:style-name="T83">Les éléments mobiles possèdent des </text:span><text:span text:style-name="T84">coordonnées</text:span><text:span text:style-name="T83"> </text:span><text:span text:style-name="T84">qui correspondent à une position sur la grille. </text:span><text:span text:style-name="T85">Chaque unité possède </text:span><text:span text:style-name="T87">également</text:span><text:span text:style-name="T85"> des points de vies, une vitesse correspondant a</text:span><text:span text:style-name="T86">u</text:span><text:span text:style-name="T85"> nombre de cases qu’il reste à l’unité </text:span><text:span text:style-name="T86">pour se déplacer </text:span><text:span text:style-name="T89">pendant son tour</text:span><text:span text:style-name="T86">, </text:span><text:span text:style-name="T87">un identifiant d’équipe, </text:span><text:span text:style-name="T88">et un</text:span><text:span text:style-name="T91">e</text:span><text:span text:style-name="T88"> </text:span><text:span text:style-name="T90">liste</text:span><text:span text:style-name="T88"> d’armes. </text:span></text:p>
      <text:p text:style-name="P29">Les armes disponibles sont une épée et un arc.</text:p>
      <text:p text:style-name="P28">Les différents types d’unités sont :</text:p>
      <text:list xml:id="list205920547847712" text:continue-numbering="true" text:style-name="L1">
        <text:list-item>
          <text:p text:style-name="P65"><text:bookmark-start text:name="__DdeLink__1412_10493143781"/><text:span text:style-name="T44">Les </text:span><text:span text:style-name="T46">unités</text:span><text:span text:style-name="T40"> « </text:span><text:span text:style-name="T45">Leader</text:span><text:span text:style-name="T40"> » : </text:span><text:bookmark-end text:name="__DdeLink__1412_10493143781"/><text:span text:style-name="T40"><text:s/></text:span><text:span text:style-name="T73">Les unités « Leader » sont des unités spéciales, qui sont plus résistantes et puissantes que les unités « Swordman » et « Bowman ». Elles possèdent deux armes, un arc et une épée.</text:span></text:p>
        </text:list-item>
        <text:list-item>
          <text:p text:style-name="P65"><text:span text:style-name="T44">Les </text:span><text:span text:style-name="T46">unités</text:span><text:span text:style-name="T40"> « </text:span><text:span text:style-name="T45">Swordman</text:span><text:span text:style-name="T42"> </text:span><text:span text:style-name="T40">» :</text:span><text:span text:style-name="T50"> </text:span><text:span text:style-name="T74">Les unités « Swordman » sont des unités basiques, qui possèdent uniquement une épée.</text:span></text:p>
        </text:list-item>
        <text:list-item>
          <text:p text:style-name="P65"><text:span text:style-name="T44">Les </text:span><text:span text:style-name="T46">unités</text:span><text:span text:style-name="T43"> « </text:span><text:span text:style-name="T45">Bowman</text:span><text:span text:style-name="T43"> » :</text:span><text:span text:style-name="T52"> </text:span><text:span text:style-name="T75">Les unités « Bowman » sont des unités plus avancées, qui possèdent un arc et une épée.</text:span></text:p>
        </text:list-item>
      </text:list>
      <text:p text:style-name="P30"/>
      <text:p text:style-name="P30"/>
      <text:p text:style-name="P30"/>
      <text:p text:style-name="P30"/>
      <text:p text:style-name="P30"/>
      <text:p text:style-name="P30"/>
      <text:h text:style-name="P99" text:outline-level="3"><text:bookmark-start text:name="__RefHeading___Toc2077_7376756"/><text:soft-page-break/><text:span text:style-name="T39"><text:s/></text:span><text:span text:style-name="T120">Éléments complémentaires : Weapon et Team</text:span><text:bookmark-end text:name="__RefHeading___Toc2077_7376756"/></text:h>
      <text:p text:style-name="P31">En plus des éléments statiques et mobiles, il existe encore deux types d’éléments.</text:p>
      <text:list xml:id="list205920187065856" text:continue-numbering="true" text:style-name="L1">
        <text:list-item>
          <text:p text:style-name="P66"><text:bookmark-start text:name="__DdeLink__1412_104931437811"/><text:span text:style-name="T44">Les </text:span><text:span text:style-name="T46">« </text:span><text:span text:style-name="T47">Team »</text:span><text:span text:style-name="T40"> : </text:span><text:bookmark-end text:name="__DdeLink__1412_104931437811"/><text:span text:style-name="T40"><text:s/></text:span><text:span text:style-name="T73">L</text:span><text:span text:style-name="T76">es éléments « Team » représentent les équipes du jeu, elles possède plusieurs attributs :</text:span></text:p>
          <text:list>
            <text:list-item>
              <text:p text:style-name="P68"><text:span text:style-name="T48">« </text:span><text:span text:style-name="T77">gold » qui représente l’or que possède une équipe</text:span><text:span text:style-name="T48">.</text:span></text:p>
            </text:list-item>
            <text:list-item>
              <text:p text:style-name="P68"><text:span text:style-name="T57">« </text:span><text:span text:style-name="T78">nbHouse » qui indique le nombre de maisons revendiquées par l’équipe et permettra de savoir combien d’or l’équipe gagnera au début de son tour</text:span><text:span text:style-name="T48">.</text:span></text:p>
            </text:list-item>
            <text:list-item>
              <text:p text:style-name="P70">« race » qui définit la race à laquelle appartient l’équipe, humain<text:span text:style-name="T124">e</text:span>, ou orc, qui a pour but de différencier les deux équipes visuellement, avec des apparences différentes selon la race.</text:p>
            </text:list-item>
          </text:list>
        </text:list-item>
        <text:list-item>
          <text:p text:style-name="P66"><text:span text:style-name="T44">Les </text:span><text:span text:style-name="T47">« Weapon » : </text:span><text:span text:style-name="T79">Les éléments « Weapon » sont les différents types d’armes disponibles, il en existe deux, l’arc et l’épée. </text:span><text:span text:style-name="T80">Elles possèdent un unique attribut, « damage » qui représente les dégâts infligés par l’arme. Et une méthode « isCloseCombat » qui permet de savoir s’il s’agit d’une arme au corps-à-corps ou à distance.</text:span></text:p>
        </text:list-item>
      </text:list>
      <text:h text:style-name="Heading_20_2" text:outline-level="2"><text:bookmark-start text:name="__RefHeading__1484_1060408740"/><text:span text:style-name="T121">Conception </text:span><text:span text:style-name="T122">l</text:span><text:span text:style-name="T121">ogiciel</text:span><text:bookmark-end text:name="__RefHeading__1484_1060408740"/></text:h>
      <text:p text:style-name="P73">Pour ce jeu nous avons utilisé une structure présentée par la <text:span text:style-name="T124">f</text:span>igure 8. Ce diagramme des classes, se découpe en trois parties.</text:p>
      <text:p text:style-name="P53"/>
      <text:list xml:id="list205921525069648" text:continue-numbering="true" text:style-name="L1">
        <text:list-item>
          <text:p text:style-name="P71"><text:span text:style-name="T112">L</text:span><text:span text:style-name="T111">es classes </text:span><text:span text:style-name="T114">de type </text:span><text:span text:style-name="T113">d’objets </text:span><text:span text:style-name="T111">« Unit », « Weapon », « Terrain » et  « Team » : </text:span><text:span text:style-name="T92">Ces quatre classes sont les classes qui définissent </text:span><text:span text:style-name="T93">les différents types d’objets présents dans le jeu. </text:span><text:span text:style-name="T94">Il y a quatre types d’objets, les « Unit » qui représentent les personnages gérés par le joueur. Les « Weapon » sont les armes équipé</text:span><text:span text:style-name="T110">e</text:span><text:span text:style-name="T94">s sur les différents personnages, chaque personnage possède sa </text:span><text:span text:style-name="T97">ou ses</text:span><text:span text:style-name="T94"> propre</text:span><text:span text:style-name="T97">s</text:span><text:span text:style-name="T94"> arme</text:span><text:span text:style-name="T97">s</text:span><text:span text:style-name="T94">. Les objets </text:span><text:span text:style-name="T110">du</text:span><text:span text:style-name="T94"> type « Terrains » sont les objets représentant les éléments statiques du </text:span><text:span text:style-name="T96">décor.</text:span><text:span text:style-name="T94"> </text:span><text:span text:style-name="T95">Enfin les « Team » représentent les équipes, et contiennent les informations relatives à celles-ci.</text:span></text:p>
        </text:list-item>
        <text:list-item>
          <text:p text:style-name="P72"><text:span text:style-name="T115">L</text:span><text:span text:style-name="T111">es classes </text:span><text:span text:style-name="T116">objets </text:span><text:span text:style-name="T117">« Sword », « Swordman », « Castle »… : </text:span><text:span text:style-name="T98">Les classes d’objets sont des classes dérivées des types d’objets. </text:span><text:span text:style-name="T110">C</text:span><text:span text:style-name="T99">e sont des types avec des éléments spécifiques, comme le « Swordman » qui est une « Unit » avec une épée </text:span><text:span text:style-name="T110">du</text:span><text:span text:style-name="T100"> type « Weapon », </text:span><text:span text:style-name="T101">qui est différent d’un arc lui aussi </text:span><text:span text:style-name="T110">du </text:span><text:span text:style-name="T101">type « Weapon ». </text:span><text:span text:style-name="T102">On les créé grâce à un système </text:span><text:span text:style-name="T103">d’héritage, qui permet de regrouper dans « Weapon » toutes les caractéristiques communes à toutes les armes. Pour ensuite faire les spécificité</text:span><text:span text:style-name="T110">s</text:span><text:span text:style-name="T103"> dans « Sword » pour la différencier de « Bow ».</text:span></text:p>
        </text:list-item>
        <text:list-item>
          <text:p text:style-name="P72"><text:span text:style-name="T118">Les classes de conteneurs « Board » </text:span><text:span text:style-name="T119">et « State »</text:span><text:span text:style-name="T118"> : </text:span><text:span text:style-name="T104">La troisième partie </text:span><text:span text:style-name="T108">contient</text:span><text:span text:style-name="T104"> la classe « Board » qui est une classe qui contient tous les éléments du jeu. </text:span><text:span text:style-name="T107">E</text:span><text:span text:style-name="T104">lle est composée, de trois listes, une pour la liste des équipes du jeu, une pour la liste des unités, et une de tous les terrains disposés </text:span><text:span text:style-name="T105">sur le plateau</text:span><text:span text:style-name="T104">. </text:span><text:span text:style-name="T106">Ce « Board » est un tableau à double</text:span><text:span text:style-name="T110">s</text:span><text:span text:style-name="T106"> entrées, de taille imposée, et chaque case du tableau correspond à une case du plateau de jeu. Une case contient un terrain, et peut contenir un personnage. </text:span><text:span text:style-name="T109">La classe « State » est une classe représentant un état du jeu, composé d’un plateau.</text:span></text:p>
        </text:list-item>
      </text:list>
      <text:h text:style-name="P86"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h text:style-name="P86" text:outline-level="2"><text:bookmark-start text:name="__RefHeading__3408_1053578290"/>Conception <text:span text:style-name="T12">l</text:span>ogiciel : extension pour le <text:span text:style-name="T10">moteur de jeu</text:span><text:bookmark-end text:name="__RefHeading__3408_1053578290"/></text:h>
      <text:h text:style-name="P87" text:outline-level="2"><text:bookmark-start text:name="__RefHeading__2098_1060408740"/>Ressources<text:bookmark-end text:name="__RefHeading__2098_1060408740"/></text:h>
      <text:p text:style-name="P33"/>
      <text:p text:style-name="P74"><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6"><draw:frame draw:style-name="fr6" draw:name="Image10" text:anchor-type="paragraph" svg:width="24.067cm" svg:height="16.138cm" draw:z-index="19"><draw:image xlink:href="Pictures/100000000000064C00000439A5EBD455F6C9FD7E.png" xlink:type="simple" xlink:show="embed" xlink:actuate="onLoad"/></draw:frame><text:line-break/>Figure <text:sequence text:ref-name="refFigure7" text:name="Figure" text:formula="ooow:Figure+1" style:num-format="1">8</text:sequence>: Diagramme des classes</text:p></draw:text-box></draw:frame></text:p>
      <text:h text:style-name="P79"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82" text:outline-level="2"><text:bookmark-start text:name="__RefHeading__2104_1060408740"/>Stratégie de rendu <text:span text:style-name="T7">d'un état</text:span><text:bookmark-end text:name="__RefHeading__2104_1060408740"/></text:h>
      <text:p text:style-name="P32"/>
      <text:h text:style-name="P88"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32"/>
      <text:h text:style-name="P89" text:outline-level="2"><text:bookmark-start text:name="__RefHeading__3410_1053578290"/>Conception <text:span text:style-name="T18">logiciel : extension pour les animations</text:span><text:bookmark-end text:name="__RefHeading__3410_1053578290"/></text:h>
      <text:p text:style-name="P40"/>
      <text:h text:style-name="P90" text:outline-level="2"><text:bookmark-start text:name="__RefHeading__2132_1060408740"/>Ressources<text:bookmark-end text:name="__RefHeading__2132_1060408740"/></text:h>
      <text:p text:style-name="P32"/>
      <text:h text:style-name="P82" text:outline-level="2"><text:bookmark-start text:name="__RefHeading__2136_1060408740"/>Exemple de rendu<text:bookmark-end text:name="__RefHeading__2136_1060408740"/></text:h>
      <text:p text:style-name="P41"/>
      <text:p text:style-name="P74"><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80" text:outline-level="1"><text:bookmark-start text:name="__RefHeading__1336_824097905"/>Règles de changement d'états <text:span text:style-name="T8">et moteur de jeu</text:span><text:bookmark-end text:name="__RefHeading__1336_824097905"/></text:h>
      <text:p text:style-name="P1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82" text:outline-level="2"><text:bookmark-start text:name="__RefHeading__2079_824097905"/>Horloge globale<text:bookmark-end text:name="__RefHeading__2079_824097905"/></text:h>
      <text:p text:style-name="P42"/>
      <text:h text:style-name="P91" text:outline-level="2"><text:bookmark-start text:name="__RefHeading__2081_824097905"/>Changements extérieurs<text:bookmark-end text:name="__RefHeading__2081_824097905"/></text:h>
      <text:p text:style-name="P43"/>
      <text:h text:style-name="P82" text:outline-level="2"><text:bookmark-start text:name="__RefHeading__2083_824097905"/>Changements autonomes<text:bookmark-end text:name="__RefHeading__2083_824097905"/></text:h>
      <text:p text:style-name="P44"/>
      <text:h text:style-name="P82" text:outline-level="2"><text:bookmark-start text:name="__RefHeading__1029_1053578290"/>Conception <text:span text:style-name="T18">logiciel</text:span><text:bookmark-end text:name="__RefHeading__1029_1053578290"/></text:h>
      <text:p text:style-name="P45"/>
      <text:h text:style-name="P82" text:outline-level="2"><text:bookmark-start text:name="__RefHeading__3412_1053578290"/>Conception <text:span text:style-name="T18">logiciel</text:span> : extension pour l'IA<text:bookmark-end text:name="__RefHeading__3412_1053578290"/></text:h>
      <text:p text:style-name="P34"/>
      <text:h text:style-name="P82" text:outline-level="2"><text:bookmark-start text:name="__RefHeading__1829_2123130103"/>Conception logiciel : extension pour la <text:span text:style-name="T17">parallélisation</text:span><text:bookmark-end text:name="__RefHeading__1829_2123130103"/></text:h>
      <text:p text:style-name="P35"/>
      <text:p text:style-name="P62"><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79" text:outline-level="1"><text:bookmark-start text:name="__RefHeading__1031_1053578290"/><text:span text:style-name="T11">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2" text:outline-level="2"><text:bookmark-start text:name="__RefHeading__2973_1544052078"/>Stratégies<text:bookmark-end text:name="__RefHeading__2973_1544052078"/></text:h>
      <text:p text:style-name="P8"/>
      <text:h text:style-name="P101" text:outline-level="3"><text:bookmark-start text:name="__RefHeading__2975_1544052078"/>Intelligence minimale<text:bookmark-end text:name="__RefHeading__2975_1544052078"/></text:h>
      <text:p text:style-name="P9"/>
      <text:h text:style-name="P100" text:outline-level="3"><text:bookmark-start text:name="__RefHeading__2977_1544052078"/>Intelligence basée sur des heuristiques<text:bookmark-end text:name="__RefHeading__2977_1544052078"/></text:h>
      <text:p text:style-name="P10"/>
      <text:h text:style-name="P102" text:outline-level="3"><text:bookmark-start text:name="__RefHeading__2480_1544052078"/>Intelligence basée sur les arbres de recherche<text:bookmark-end text:name="__RefHeading__2480_1544052078"/></text:h>
      <text:p text:style-name="P46"/>
      <text:h text:style-name="P93" text:outline-level="2"><text:bookmark-start text:name="__RefHeading__2979_1544052078"/>Conception logiciel<text:bookmark-end text:name="__RefHeading__2979_1544052078"/></text:h>
      <text:p text:style-name="P36"/>
      <text:h text:style-name="P94" text:outline-level="2"><text:bookmark-start text:name="__RefHeading__2981_1544052078"/>Conception logiciel : extension pour <text:span text:style-name="T13">l'IA</text:span> compos<text:span text:style-name="T13">ée</text:span><text:bookmark-end text:name="__RefHeading__2981_1544052078"/></text:h>
      <text:p text:style-name="P37"/>
      <text:h text:style-name="P82" text:outline-level="2"><text:bookmark-start text:name="__RefHeading__2983_1544052078"/>Conception <text:span text:style-name="T17">l</text:span>ogiciel : <text:span text:style-name="T13">extension pour IA avancée</text:span><text:bookmark-end text:name="__RefHeading__2983_1544052078"/></text:h>
      <text:p text:style-name="P38"/>
      <text:h text:style-name="P82" text:outline-level="2"><text:bookmark-start text:name="__RefHeading__2985_1544052078"/>Conception <text:span text:style-name="T17">l</text:span>ogiciel : extension pour la parallélisation<text:bookmark-end text:name="__RefHeading__2985_1544052078"/></text:h>
      <text:p text:style-name="P47"/>
      <text:h text:style-name="P81" text:outline-level="1"><text:bookmark-start text:name="__RefHeading__2987_1544052078"/>Modularisation<text:bookmark-end text:name="__RefHeading__2987_1544052078"/></text:h>
      <text:p text:style-name="P13">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5" text:outline-level="2"><text:bookmark-start text:name="__RefHeading__1831_2123130103"/>Organisation des modules<text:bookmark-end text:name="__RefHeading__1831_2123130103"/></text:h>
      <text:h text:style-name="P103" text:outline-level="3"><text:bookmark-start text:name="__RefHeading__1833_2123130103"/>Répartition sur différents threads<text:bookmark-end text:name="__RefHeading__1833_2123130103"/></text:h>
      <text:p text:style-name="P48"/>
      <text:h text:style-name="P103" text:outline-level="3"><text:bookmark-start text:name="__RefHeading__1835_2123130103"/>Répartition sur différentes machines<text:bookmark-end text:name="__RefHeading__1835_2123130103"/></text:h>
      <text:p text:style-name="P49"/>
      <text:h text:style-name="P95" text:outline-level="2"><text:bookmark-start text:name="__RefHeading__1837_2123130103"/>Conception <text:span text:style-name="T15">logiciel</text:span><text:bookmark-end text:name="__RefHeading__1837_2123130103"/></text:h>
      <text:p text:style-name="P39"/>
      <text:h text:style-name="P82" text:outline-level="2"><text:bookmark-start text:name="__RefHeading__1966_2123130103"/>Conception logiciel : extension <text:span text:style-name="T16">réseau</text:span><text:bookmark-end text:name="__RefHeading__1966_2123130103"/></text:h>
      <text:p text:style-name="P50"/>
      <text:h text:style-name="P96" text:outline-level="2"><text:bookmark-start text:name="__RefHeading__1968_2123130103"/>Conception logiciel : client Android<text:bookmark-end text:name="__RefHeading__1968_2123130103"/></text:h>
      <text:p text:style-name="P51"/>
      <text:p text:style-name="P75"/>
      <text:p text:style-name="P52"><draw:frame draw:style-name="fr4"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05T20:59:19.606842882</dc:date>
    <meta:editing-duration>P8DT7H17M10S</meta:editing-duration>
    <meta:editing-cycles>362</meta:editing-cycles>
    <meta:generator>LibreOffice/5.1.6.2$Linux_X86_64 LibreOffice_project/10m0$Build-2</meta:generator>
    <meta:document-statistic meta:table-count="0" meta:image-count="10" meta:object-count="0" meta:page-count="20" meta:paragraph-count="140" meta:word-count="2148" meta:character-count="12596" meta:non-whitespace-character-count="10621"/>
  </office:meta>
</office:document-meta>
</file>